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cf482"/>
    </style:style>
    <style:style style:name="P2" style:family="paragraph" style:parent-style-name="Text_20_body" style:list-style-name="L1"/>
    <style:style style:name="P3" style:family="paragraph" style:parent-style-name="Text_20_body" style:list-style-name="L5">
      <style:text-properties officeooo:paragraph-rsid="000e3e34"/>
    </style:style>
    <style:style style:name="P4" style:family="paragraph" style:parent-style-name="Text_20_body">
      <style:text-properties officeooo:paragraph-rsid="000e3e34"/>
    </style:style>
    <style:style style:name="P5" style:family="paragraph" style:parent-style-name="Text_20_body" style:list-style-name="L6">
      <style:text-properties officeooo:rsid="000f0a17" officeooo:paragraph-rsid="000f0a17"/>
    </style:style>
    <style:style style:name="P6" style:family="paragraph" style:parent-style-name="Text_20_body">
      <style:text-properties officeooo:paragraph-rsid="000f0a17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officeooo:paragraph-rsid="000cf482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officeooo:rsid="000e3e34" officeooo:paragraph-rsid="000e3e34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officeooo:rsid="000e3e34" officeooo:paragraph-rsid="000e3e34"/>
    </style:style>
    <style:style style:name="P15" style:family="paragraph" style:parent-style-name="Text_20_body" style:list-style-name="L6">
      <style:paragraph-properties fo:margin-top="0cm" fo:margin-bottom="0cm" style:contextual-spacing="false"/>
      <style:text-properties officeooo:rsid="000f0a17" officeooo:paragraph-rsid="000f0a17"/>
    </style:style>
    <style:style style:name="P16" style:family="paragraph" style:parent-style-name="Text_20_body" style:list-style-name="L5">
      <style:paragraph-properties fo:margin-top="0cm" fo:margin-bottom="0cm" style:contextual-spacing="false"/>
      <style:text-properties officeooo:rsid="000f0a17" officeooo:paragraph-rsid="000f0a17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officeooo:rsid="000f0a17" officeooo:paragraph-rsid="000f0a17"/>
    </style:style>
    <style:style style:name="T1" style:family="text">
      <style:text-properties fo:font-style="italic"/>
    </style:style>
    <style:style style:name="T2" style:family="text">
      <style:text-properties fo:font-style="italic" officeooo:rsid="000e3e34"/>
    </style:style>
    <style:style style:name="T3" style:family="text">
      <style:text-properties fo:font-style="italic" officeooo:rsid="000f0a17"/>
    </style:style>
    <style:style style:name="T4" style:family="text">
      <style:text-properties officeooo:rsid="000cf482"/>
    </style:style>
    <style:style style:name="T5" style:family="text">
      <style:text-properties style:font-name="Liberation Serif" fo:font-size="18pt" fo:font-weight="bold" officeooo:rsid="000cf482" style:font-name-asian="Noto Serif CJK SC" style:font-size-asian="18pt" style:font-weight-asian="bold" style:font-name-complex="Lohit Devanagari" style:font-size-complex="18pt" style:font-weight-complex="bold"/>
    </style:style>
    <style:style style:name="T6" style:family="text">
      <style:text-properties officeooo:rsid="000e3e34"/>
    </style:style>
    <style:style style:name="T7" style:family="text">
      <style:text-properties officeooo:rsid="000f0a1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bjectifs pédagogiques </text:h>
      <text:list xml:id="list190068456" text:style-name="L1">
        <text:list-item>
          <text:p text:style-name="P7"><text:span text:style-name="T4">Connaitre les différentes représentations </text:span>textuelles </text:p>
        </text:list-item>
        <text:list-item>
          <text:p text:style-name="P17">Choisir un modèle adapté</text:p>
        </text:list-item>
        <text:list-item>
          <text:p text:style-name="P2">Évaluer les performances prédictives d'un algorithme </text:p>
        </text:list-item>
      </text:list>
      <text:p text:style-name="Text_20_body"/>
      <text:p text:style-name="Text_20_body">PROGRAMME DE FORMATION </text:p>
      <text:h text:style-name="Heading_20_2" text:outline-level="2"><text:bookmark text:name="ID0EEAA"/>Le<text:span text:style-name="T4">s bases du</text:span> Text Mining</text:h>
      <text:list xml:id="list2762845246" text:style-name="L2">
        <text:list-item>
          <text:p text:style-name="P8">Les API <text:span text:style-name="T4">de traitement des </text:span>données textuelles</text:p>
        </text:list-item>
        <text:list-item>
          <text:p text:style-name="P13">Les ressources disponibles</text:p>
        </text:list-item>
        <text:list-item>
          <text:p text:style-name="P8">La préparation des données textuelles en fonction de la problématique</text:p>
        </text:list-item>
        <text:list-item>
          <text:p text:style-name="P9"><text:span text:style-name="T4">Les expressions régulières</text:span></text:p>
        </text:list-item>
        <text:list-item>
          <text:p text:style-name="P8">Stemming, Lemmatization et suppression des mots de liaison</text:p>
        </text:list-item>
      </text:list>
      <text:p text:style-name="P4"><text:span text:style-name="Strong_20_Emphasis">Travaux pratiques </text:span><text:line-break/><text:span text:style-name="T2">Utilisations de différentes API usuelles de text mining </text:span><text:span text:style-name="T3">et</text:span><text:span text:style-name="T2"> </text:span><text:span text:style-name="T3">expressions régulières</text:span></text:p>
      <text:h text:style-name="P1" text:outline-level="2"><text:span text:style-name="T5">Les représentations textuelles pour le machine learning</text:span></text:h>
      <text:list xml:id="list4034388362" text:style-name="L3">
        <text:list-item>
          <text:p text:style-name="P10"><text:span text:style-name="T6">Les représentations tabulaires : </text:span>Bag of Words <text:span text:style-name="T4">(</text:span><text:span text:style-name="T6">TF, </text:span>TF-IDF, …<text:span text:style-name="T6">)</text:span></text:p>
        </text:list-item>
        <text:list-item>
          <text:p text:style-name="P10"><text:span text:style-name="T6">Les représentations séquentielles : </text:span>Word <text:span text:style-name="T4">Embedding </text:span><text:span text:style-name="T6">(BOW, Skipgram, ...)</text:span></text:p>
        </text:list-item>
      </text:list>
      <text:h text:style-name="Heading_20_2" text:outline-level="2"><text:bookmark text:name="ID0EBAA"/>La classification supervisée du texte</text:h>
      <text:list xml:id="list2138884765" text:style-name="L5">
        <text:list-item>
          <text:p text:style-name="P11">Prétraitement et normalisation des données</text:p>
        </text:list-item>
        <text:list-item>
          <text:p text:style-name="P16">Similarité de textes</text:p>
        </text:list-item>
        <text:list-item>
          <text:p text:style-name="P11">Modèles <text:span text:style-name="T6">tabulaires (SVM, Random Forest, …)</text:span></text:p>
        </text:list-item>
        <text:list-item>
          <text:p text:style-name="P14">Modéles séquentiels (Deep Learning)</text:p>
        </text:list-item>
        <text:list-item>
          <text:p text:style-name="P3">Évaluation des <text:span text:style-name="T6">performances</text:span></text:p>
        </text:list-item>
      </text:list>
      <text:p text:style-name="P6"><text:span text:style-name="Strong_20_Emphasis">Travaux pratiques </text:span><text:line-break/><text:span text:style-name="T1">Mise en œuvre des classifications supervisées sur plusieurs jeux de données </text:span><text:span text:style-name="T3">à l’aide de différentes représentations</text:span></text:p>
      <text:h text:style-name="Heading_20_2" text:outline-level="2">Deep Learning <text:span text:style-name="T7">et Traitement Automatique de la Langue</text:span></text:h>
      <text:list xml:id="list3023060047" text:style-name="L6">
        <text:list-item>
          <text:p text:style-name="P12">TensorFlow, Keras</text:p>
        </text:list-item>
        <text:list-item>
          <text:p text:style-name="P12">Recurrent Neural Networks <text:span text:style-name="T7">(LSTM, GRU, …)</text:span></text:p>
        </text:list-item>
        <text:list-item>
          <text:p text:style-name="P12">Les modèles Sequence-to-Sequence</text:p>
        </text:list-item>
        <text:list-item>
          <text:p text:style-name="P15">Les modèles à attention</text:p>
        </text:list-item>
        <text:list-item>
          <text:p text:style-name="P5">Les Transformer Networks</text:p>
        </text:list-item>
      </text:list>
      <text:p text:style-name="Text_20_body"><text:span text:style-name="Strong_20_Emphasis">Travaux pratiques </text:span><text:line-break/><text:span text:style-name="T1">Construire un RNN pour générer </text:span><text:span text:style-name="T3">du </text:span><text:span text:style-name="T1">texte. </text:span><text:span text:style-name="T3">Mise en œuvre de différentes méthodes de sampl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2T12:13:04.272871670</meta:creation-date>
    <dc:date>2020-12-02T12:46:45.454187166</dc:date>
    <meta:editing-duration>PT1M</meta:editing-duration>
    <meta:editing-cycles>1</meta:editing-cycles>
    <meta:generator>LibreOffice/7.0.2.2$Linux_X86_64 LibreOffice_project/00$Build-2</meta:generator>
    <meta:document-statistic meta:table-count="0" meta:image-count="0" meta:object-count="0" meta:page-count="1" meta:paragraph-count="29" meta:word-count="202" meta:character-count="1364" meta:non-whitespace-character-count="1204"/>
  </office:meta>
</office:document-meta>
</file>